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3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27cm" fo:min-width="1.42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2.3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27cm" fo:min-width="1.42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30000019073486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30000019073486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3999996185303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3999996185303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2" xml:id="id4" draw:id="id4" draw:layer="layout" svg:width="3.171cm" svg:height="1cm" svg:x="0.885cm" svg:y="1.385cm">
          <text:p text:style-name="P1"><text:span text:style-name="T1">Track Sensor xx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 1" draw:style-name="gr2" draw:text-style-name="P4" xml:id="id1" draw:id="id1" draw:layer="layout" svg:width="3.171cm" svg:height="2.076cm" svg:x="0.885cm" svg:y="4.885cm">
          <text:p text:style-name="P3"><text:span text:style-name="T1"><text:s text:c="6"/></text:span><text:span text:style-name="T1">State change from <text:s/></text:span></text:p>
          <text:p text:style-name="P3"><text:span text:style-name="T1">OFF to ON </text:span></text:p>
          <text:p text:style-name="P3"><text:span text:style-name="T1">Track xx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1" draw:style-name="gr3" draw:text-style-name="P5" draw:layer="layout" svg:x1="2.471cm" svg:y1="6.961cm" svg:x2="2.471cm" svg:y2="8.635cm" draw:start-shape="id1" draw:start-glue-point="8" draw:end-shape="id2" draw:end-glue-point="4" svg:d="M2471 6961v1674" svg:viewBox="0 0 1 1675">
          <text:p/>
        </draw:connector>
        <draw:custom-shape draw:name="Process 3" draw:style-name="gr4" draw:text-style-name="P2" xml:id="id2" draw:id="id2" draw:layer="layout" svg:width="3.171cm" svg:height="1.038cm" svg:x="0.885cm" svg:y="8.635cm">
          <text:p text:style-name="P1"><text:span text:style-name="T1">Track Occupied xx 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5" draw:text-style-name="P5" draw:layer="layout" svg:x1="2.471cm" svg:y1="9.673cm" svg:x2="2.471cm" svg:y2="13.885cm" draw:start-shape="id2" draw:start-glue-point="6" draw:end-shape="id3" draw:end-glue-point="4" svg:d="M2471 9673v4212" svg:viewBox="0 0 1 4213">
          <text:p/>
        </draw:connector>
        <draw:custom-shape draw:name="Start-End 2" draw:style-name="gr6" draw:text-style-name="P4" xml:id="id3" draw:id="id3" draw:layer="layout" svg:width="3.171cm" svg:height="1.038cm" svg:x="0.885cm" svg:y="13.885cm">
          <text:p text:style-name="P3"><text:span text:style-name="T2">Start/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8" draw:style-name="gr7" draw:text-style-name="P5" draw:layer="layout" svg:x1="2.471cm" svg:y1="2.385cm" svg:x2="2.471cm" svg:y2="4.885cm" draw:start-shape="id4" draw:start-glue-point="6" draw:end-shape="id1" draw:end-glue-point="5" svg:d="M2471 2385v2500" svg:viewBox="0 0 1 2501">
          <text:p/>
        </draw:connector>
        <draw:connector draw:name="Connector 9" draw:style-name="gr8" draw:text-style-name="P5" draw:layer="layout" svg:x1="2.471cm" svg:y1="2.385cm" svg:x2="7.05cm" svg:y2="4.559cm" draw:start-shape="id4" draw:start-glue-point="6" draw:end-shape="id5" draw:end-glue-point="5" svg:d="M2471 2385v1088h4579v1086" svg:viewBox="0 0 4580 2175">
          <text:p/>
        </draw:connector>
        <draw:custom-shape draw:name="Data 2" draw:style-name="gr9" draw:text-style-name="P4" xml:id="id5" draw:id="id5" draw:layer="layout" svg:width="3.171cm" svg:height="2.076cm" svg:x="5.464cm" svg:y="4.559cm">
          <text:p text:style-name="P3"><text:span text:style-name="T1"><text:s text:c="5"/></text:span><text:span text:style-name="T1">State change from <text:s/></text:span></text:p>
          <text:p text:style-name="P3"><text:span text:style-name="T1">ON to OFF </text:span></text:p>
          <text:p text:style-name="P3"><text:span text:style-name="T1">For mor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7" draw:style-name="gr10" draw:text-style-name="P2" xml:id="id6" draw:id="id6" draw:layer="layout" svg:width="3.171cm" svg:height="1.038cm" svg:x="5.464cm" svg:y="8.635cm">
          <text:p text:style-name="P1"><text:span text:style-name="T1">Track Occupied xx OFF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0" draw:style-name="gr11" draw:text-style-name="P5" draw:layer="layout" svg:x1="7.05cm" svg:y1="6.635cm" svg:x2="7.05cm" svg:y2="8.635cm" draw:start-shape="id5" draw:start-glue-point="8" draw:end-shape="id6" draw:end-glue-point="4" svg:d="M7050 6635v2000" svg:viewBox="0 0 1 2001">
          <text:p/>
        </draw:connector>
        <draw:connector draw:name="Connector-Standard 3" draw:style-name="gr12" draw:text-style-name="P5" draw:layer="layout" svg:x1="7.05cm" svg:y1="9.673cm" svg:x2="2.471cm" svg:y2="13.885cm" draw:start-shape="id6" draw:start-glue-point="6" draw:end-shape="id3" draw:end-glue-point="4" svg:d="M7050 9673v2107h-4579v2105" svg:viewBox="0 0 4580 42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9T19:26:02.425861458</meta:creation-date>
    <dc:date>2023-03-29T20:56:22.390296764</dc:date>
    <meta:editing-duration>PT23M16S</meta:editing-duration>
    <meta:editing-cycles>4</meta:editing-cycles>
    <meta:generator>LibreOffice/7.3.7.2$Linux_X86_64 LibreOffice_project/30$Build-2</meta:generator>
    <meta:document-statistic meta:object-count="12"/>
  </office:meta>
</office:document-meta>
</file>